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fr" fo:country="FR"/>
    </style:style>
    <style:style style:name="P2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1ed644" officeooo:paragraph-rsid="001ed644"/>
    </style:style>
    <style:style style:name="P3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21221a" officeooo:paragraph-rsid="0021221a"/>
    </style:style>
    <style:style style:name="P4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29eabc" officeooo:paragraph-rsid="0029eabc"/>
    </style:style>
    <style:style style:name="P5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2b6681" officeooo:paragraph-rsid="002b6681"/>
    </style:style>
    <style:style style:name="P6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2de4d7" officeooo:paragraph-rsid="002de4d7"/>
    </style:style>
    <style:style style:name="P7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03429" officeooo:paragraph-rsid="00303429"/>
    </style:style>
    <style:style style:name="P8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142cc" officeooo:paragraph-rsid="003142cc"/>
    </style:style>
    <style:style style:name="P9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180a1" officeooo:paragraph-rsid="003180a1"/>
    </style:style>
    <style:style style:name="P10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4cdb0" officeooo:paragraph-rsid="0034cdb0"/>
    </style:style>
    <style:style style:name="P11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8ca22" officeooo:paragraph-rsid="0038ca22"/>
    </style:style>
    <style:style style:name="P12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ab6ee" officeooo:paragraph-rsid="003ab6ee"/>
    </style:style>
    <style:style style:name="P13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ab9fe" officeooo:paragraph-rsid="003ab9fe"/>
    </style:style>
    <style:style style:name="P14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3d5fc3" officeooo:paragraph-rsid="003d5fc3"/>
    </style:style>
    <style:style style:name="P15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48ce07" officeooo:paragraph-rsid="0048ce07"/>
    </style:style>
    <style:style style:name="P16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48f5ec" officeooo:paragraph-rsid="0048f5ec"/>
    </style:style>
    <style:style style:name="P17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49673e" officeooo:paragraph-rsid="0049673e"/>
    </style:style>
    <style:style style:name="P18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49f64c" officeooo:paragraph-rsid="0049f64c"/>
    </style:style>
    <style:style style:name="P19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4ad3e3" officeooo:paragraph-rsid="004ad3e3"/>
    </style:style>
    <style:style style:name="P20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4b583a" officeooo:paragraph-rsid="004b583a"/>
    </style:style>
    <style:style style:name="P21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4f0a9c" officeooo:paragraph-rsid="004f0a9c"/>
    </style:style>
    <style:style style:name="P22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5122d2" officeooo:paragraph-rsid="005122d2"/>
    </style:style>
    <style:style style:name="P23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5310d7" officeooo:paragraph-rsid="005310d7"/>
    </style:style>
    <style:style style:name="P24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5599bf" officeooo:paragraph-rsid="005599bf"/>
    </style:style>
    <style:style style:name="P25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56121e" officeooo:paragraph-rsid="0056121e"/>
    </style:style>
    <style:style style:name="P26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649a1a" officeooo:paragraph-rsid="00649a1a"/>
    </style:style>
    <style:style style:name="P27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6ea825" officeooo:paragraph-rsid="006ea825"/>
    </style:style>
    <style:style style:name="P28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7075b0" officeooo:paragraph-rsid="007075b0"/>
    </style:style>
    <style:style style:name="P29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721975" officeooo:paragraph-rsid="00721975"/>
    </style:style>
    <style:style style:name="P30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74659c" officeooo:paragraph-rsid="0074659c"/>
    </style:style>
    <style:style style:name="P31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7a611e" officeooo:paragraph-rsid="007a611e"/>
    </style:style>
    <style:style style:name="P32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7e71b2" officeooo:paragraph-rsid="007e71b2"/>
    </style:style>
    <style:style style:name="P33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82d932" officeooo:paragraph-rsid="0094d4ee"/>
    </style:style>
    <style:style style:name="P34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82d932" officeooo:paragraph-rsid="009a0469"/>
    </style:style>
    <style:style style:name="P35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82d932" officeooo:paragraph-rsid="009bd09e"/>
    </style:style>
    <style:style style:name="P36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a1aa93" officeooo:paragraph-rsid="00a1aa93"/>
    </style:style>
    <style:style style:name="P37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ab5875" officeooo:paragraph-rsid="00ab5875"/>
    </style:style>
    <style:style style:name="P38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ba7113" officeooo:paragraph-rsid="00ba7113"/>
    </style:style>
    <style:style style:name="P39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bb7d67" officeooo:paragraph-rsid="00bb7d67"/>
    </style:style>
    <style:style style:name="P40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c34ecd" officeooo:paragraph-rsid="00c34ecd"/>
    </style:style>
    <style:style style:name="P41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c8e0ad" officeooo:paragraph-rsid="00c8e0ad"/>
    </style:style>
    <style:style style:name="P42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ca62e0" officeooo:paragraph-rsid="00ca62e0"/>
    </style:style>
    <style:style style:name="P43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cdddeb" officeooo:paragraph-rsid="00cdddeb"/>
    </style:style>
    <style:style style:name="P44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d16a38" officeooo:paragraph-rsid="00d16a38"/>
    </style:style>
    <style:style style:name="P45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d87ba8" officeooo:paragraph-rsid="00d977d4"/>
    </style:style>
    <style:style style:name="P46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dce329" officeooo:paragraph-rsid="00dce329"/>
    </style:style>
    <style:style style:name="P47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e03ca8" officeooo:paragraph-rsid="00e03ca8"/>
    </style:style>
    <style:style style:name="P48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e95c34" officeooo:paragraph-rsid="00f55e99"/>
    </style:style>
    <style:style style:name="P49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f55e99" officeooo:paragraph-rsid="00f55e99"/>
    </style:style>
    <style:style style:name="P50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f5f086" officeooo:paragraph-rsid="00f5f086"/>
    </style:style>
    <style:style style:name="P51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f97c39" officeooo:paragraph-rsid="00fff1c1"/>
    </style:style>
    <style:style style:name="P52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0fff1c1" officeooo:paragraph-rsid="00fff1c1"/>
    </style:style>
    <style:style style:name="P53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1485da" officeooo:paragraph-rsid="011c0ee1"/>
    </style:style>
    <style:style style:name="P54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175d8e" officeooo:paragraph-rsid="01175d8e"/>
    </style:style>
    <style:style style:name="P55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25c68a" officeooo:paragraph-rsid="0125c68a"/>
    </style:style>
    <style:style style:name="P56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26f742" officeooo:paragraph-rsid="0126f742"/>
    </style:style>
    <style:style style:name="P57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28d8cc" officeooo:paragraph-rsid="0128d8cc"/>
    </style:style>
    <style:style style:name="P58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2c1c11" officeooo:paragraph-rsid="012c1c11"/>
    </style:style>
    <style:style style:name="P59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2e7842" officeooo:paragraph-rsid="012e7842"/>
    </style:style>
    <style:style style:name="P60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35f094" officeooo:paragraph-rsid="0135f094"/>
    </style:style>
    <style:style style:name="P61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38ae9b" officeooo:paragraph-rsid="0138ae9b"/>
    </style:style>
    <style:style style:name="P62" style:family="paragraph" style:parent-style-name="Standard">
      <style:text-properties style:font-name="Times New Roman" fo:language="fr" fo:country="FR" style:text-underline-style="solid" style:text-underline-width="auto" style:text-underline-color="font-color" officeooo:rsid="013b603b" officeooo:paragraph-rsid="013b603b"/>
    </style:style>
    <style:style style:name="P63" style:family="paragraph" style:parent-style-name="Standard">
      <style:paragraph-properties fo:break-before="page"/>
      <style:text-properties style:font-name="Times New Roman" fo:language="fr" fo:country="FR" style:text-underline-style="solid" style:text-underline-width="auto" style:text-underline-color="font-color" officeooo:rsid="004c3449" officeooo:paragraph-rsid="004c3449"/>
    </style:style>
    <style:style style:name="P64" style:family="paragraph" style:parent-style-name="Standard">
      <style:paragraph-properties fo:break-before="page"/>
      <style:text-properties style:font-name="Times New Roman" fo:language="fr" fo:country="FR" style:text-underline-style="solid" style:text-underline-width="auto" style:text-underline-color="font-color" officeooo:rsid="007e71b2" officeooo:paragraph-rsid="007e71b2"/>
    </style:style>
    <style:style style:name="P65" style:family="paragraph" style:parent-style-name="Standard">
      <style:paragraph-properties fo:break-before="page"/>
      <style:text-properties style:font-name="Times New Roman" fo:language="fr" fo:country="FR" style:text-underline-style="solid" style:text-underline-width="auto" style:text-underline-color="font-color" officeooo:rsid="00f5f086" officeooo:paragraph-rsid="00f5f086"/>
    </style:style>
    <style:style style:name="P66" style:family="paragraph" style:parent-style-name="Standard">
      <style:paragraph-properties fo:break-before="page"/>
      <style:text-properties style:font-name="Times New Roman" fo:language="fr" fo:country="FR" style:text-underline-style="solid" style:text-underline-width="auto" style:text-underline-color="font-color" officeooo:rsid="01205b2e" officeooo:paragraph-rsid="01205b2e"/>
    </style:style>
    <style:style style:name="P67" style:family="paragraph" style:parent-style-name="Footer">
      <style:text-properties style:font-name="Times New Roman" fo:language="fr" fo:country="FR" officeooo:rsid="001adb96" officeooo:paragraph-rsid="001adb96"/>
    </style:style>
    <style:style style:name="P68" style:family="paragraph" style:parent-style-name="Header">
      <style:text-properties style:font-name="Times New Roman" fo:language="fr" fo:country="FR" officeooo:rsid="001adb96" officeooo:paragraph-rsid="001adb96"/>
    </style:style>
    <style:style style:name="T1" style:family="text">
      <style:text-properties officeooo:rsid="001db8a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ca55"/>
    </style:style>
    <style:style style:name="T4" style:family="text">
      <style:text-properties style:text-underline-style="none" officeooo:rsid="00237a46"/>
    </style:style>
    <style:style style:name="T5" style:family="text">
      <style:text-properties style:text-underline-style="none" officeooo:rsid="002504d9"/>
    </style:style>
    <style:style style:name="T6" style:family="text">
      <style:text-properties style:text-underline-style="none" officeooo:rsid="00262b8d"/>
    </style:style>
    <style:style style:name="T7" style:family="text">
      <style:text-properties style:text-underline-style="none" officeooo:rsid="0026ae11"/>
    </style:style>
    <style:style style:name="T8" style:family="text">
      <style:text-properties style:text-underline-style="none" officeooo:rsid="0029eabc"/>
    </style:style>
    <style:style style:name="T9" style:family="text">
      <style:text-properties style:text-underline-style="none" officeooo:rsid="002be4a7"/>
    </style:style>
    <style:style style:name="T10" style:family="text">
      <style:text-properties style:text-underline-style="none" officeooo:rsid="002d2f97"/>
    </style:style>
    <style:style style:name="T11" style:family="text">
      <style:text-properties style:text-underline-style="none" officeooo:rsid="002f44ee"/>
    </style:style>
    <style:style style:name="T12" style:family="text">
      <style:text-properties style:text-underline-style="none" officeooo:rsid="003262eb"/>
    </style:style>
    <style:style style:name="T13" style:family="text">
      <style:text-properties style:text-underline-style="none" officeooo:rsid="00330861"/>
    </style:style>
    <style:style style:name="T14" style:family="text">
      <style:text-properties style:text-underline-style="none" officeooo:rsid="00359d70"/>
    </style:style>
    <style:style style:name="T15" style:family="text">
      <style:text-properties style:text-underline-style="none" officeooo:rsid="00367c82"/>
    </style:style>
    <style:style style:name="T16" style:family="text">
      <style:text-properties style:text-underline-style="none" officeooo:rsid="00371c69"/>
    </style:style>
    <style:style style:name="T17" style:family="text">
      <style:text-properties style:text-underline-style="none" officeooo:rsid="0037308f"/>
    </style:style>
    <style:style style:name="T18" style:family="text">
      <style:text-properties style:text-underline-style="none" officeooo:rsid="003ab9fe"/>
    </style:style>
    <style:style style:name="T19" style:family="text">
      <style:text-properties style:text-underline-style="none" officeooo:rsid="003b3c28"/>
    </style:style>
    <style:style style:name="T20" style:family="text">
      <style:text-properties style:text-underline-style="none" officeooo:rsid="003c0612"/>
    </style:style>
    <style:style style:name="T21" style:family="text">
      <style:text-properties style:text-underline-style="none" officeooo:rsid="003c3e11"/>
    </style:style>
    <style:style style:name="T22" style:family="text">
      <style:text-properties style:text-underline-style="none" officeooo:rsid="003dc700"/>
    </style:style>
    <style:style style:name="T23" style:family="text">
      <style:text-properties style:text-underline-style="none" officeooo:rsid="003efa3d"/>
    </style:style>
    <style:style style:name="T24" style:family="text">
      <style:text-properties style:text-underline-style="none" officeooo:rsid="00408251"/>
    </style:style>
    <style:style style:name="T25" style:family="text">
      <style:text-properties style:text-underline-style="none" officeooo:rsid="00423e8b"/>
    </style:style>
    <style:style style:name="T26" style:family="text">
      <style:text-properties style:text-underline-style="none" officeooo:rsid="00432534"/>
    </style:style>
    <style:style style:name="T27" style:family="text">
      <style:text-properties style:text-underline-style="none" officeooo:rsid="004520cd"/>
    </style:style>
    <style:style style:name="T28" style:family="text">
      <style:text-properties style:text-underline-style="none" officeooo:rsid="00456384"/>
    </style:style>
    <style:style style:name="T29" style:family="text">
      <style:text-properties style:text-underline-style="none" officeooo:rsid="0049f64c"/>
    </style:style>
    <style:style style:name="T30" style:family="text">
      <style:text-properties style:text-underline-style="none" officeooo:rsid="004cd0ca"/>
    </style:style>
    <style:style style:name="T31" style:family="text">
      <style:text-properties style:text-underline-style="none" officeooo:rsid="004d5a59"/>
    </style:style>
    <style:style style:name="T32" style:family="text">
      <style:text-properties style:text-underline-style="none" officeooo:rsid="004fbfd7"/>
    </style:style>
    <style:style style:name="T33" style:family="text">
      <style:text-properties style:text-underline-style="none" officeooo:rsid="00532524"/>
    </style:style>
    <style:style style:name="T34" style:family="text">
      <style:text-properties style:text-underline-style="none" officeooo:rsid="005442da"/>
    </style:style>
    <style:style style:name="T35" style:family="text">
      <style:text-properties style:text-underline-style="none" officeooo:rsid="00553a4f"/>
    </style:style>
    <style:style style:name="T36" style:family="text">
      <style:text-properties style:text-underline-style="none" officeooo:rsid="005599bf"/>
    </style:style>
    <style:style style:name="T37" style:family="text">
      <style:text-properties style:text-underline-style="none" officeooo:rsid="0055ef59"/>
    </style:style>
    <style:style style:name="T38" style:family="text">
      <style:text-properties style:text-underline-style="none" officeooo:rsid="0055fdfe"/>
    </style:style>
    <style:style style:name="T39" style:family="text">
      <style:text-properties style:text-underline-style="none" officeooo:rsid="00560f62"/>
    </style:style>
    <style:style style:name="T40" style:family="text">
      <style:text-properties style:text-underline-style="none" officeooo:rsid="0056121e"/>
    </style:style>
    <style:style style:name="T41" style:family="text">
      <style:text-properties style:text-underline-style="none" officeooo:rsid="0057dc73"/>
    </style:style>
    <style:style style:name="T42" style:family="text">
      <style:text-properties style:text-underline-style="none" officeooo:rsid="005801b3"/>
    </style:style>
    <style:style style:name="T43" style:family="text">
      <style:text-properties style:text-underline-style="none" officeooo:rsid="0059314e"/>
    </style:style>
    <style:style style:name="T44" style:family="text">
      <style:text-properties style:text-underline-style="none" officeooo:rsid="005b2cb4"/>
    </style:style>
    <style:style style:name="T45" style:family="text">
      <style:text-properties style:text-underline-style="none" officeooo:rsid="005cdb58"/>
    </style:style>
    <style:style style:name="T46" style:family="text">
      <style:text-properties style:text-underline-style="none" officeooo:rsid="005de000"/>
    </style:style>
    <style:style style:name="T47" style:family="text">
      <style:text-properties style:text-underline-style="none" officeooo:rsid="005f8d18"/>
    </style:style>
    <style:style style:name="T48" style:family="text">
      <style:text-properties style:text-underline-style="none" officeooo:rsid="006023cf"/>
    </style:style>
    <style:style style:name="T49" style:family="text">
      <style:text-properties style:text-underline-style="none" officeooo:rsid="00617707"/>
    </style:style>
    <style:style style:name="T50" style:family="text">
      <style:text-properties style:text-underline-style="none" officeooo:rsid="00618ed9"/>
    </style:style>
    <style:style style:name="T51" style:family="text">
      <style:text-properties style:text-underline-style="none" officeooo:rsid="006371bd"/>
    </style:style>
    <style:style style:name="T52" style:family="text">
      <style:text-properties style:text-underline-style="none" officeooo:rsid="0063d500"/>
    </style:style>
    <style:style style:name="T53" style:family="text">
      <style:text-properties style:text-underline-style="none" officeooo:rsid="006403f8"/>
    </style:style>
    <style:style style:name="T54" style:family="text">
      <style:text-properties style:text-underline-style="none" officeooo:rsid="0066061c"/>
    </style:style>
    <style:style style:name="T55" style:family="text">
      <style:text-properties style:text-underline-style="none" officeooo:rsid="00678a99"/>
    </style:style>
    <style:style style:name="T56" style:family="text">
      <style:text-properties style:text-underline-style="none" officeooo:rsid="0068d88b"/>
    </style:style>
    <style:style style:name="T57" style:family="text">
      <style:text-properties style:text-underline-style="none" officeooo:rsid="0068fe99"/>
    </style:style>
    <style:style style:name="T58" style:family="text">
      <style:text-properties style:text-underline-style="none" officeooo:rsid="006a2569"/>
    </style:style>
    <style:style style:name="T59" style:family="text">
      <style:text-properties style:text-underline-style="none" officeooo:rsid="006b3165"/>
    </style:style>
    <style:style style:name="T60" style:family="text">
      <style:text-properties style:text-underline-style="none" officeooo:rsid="006ce68f"/>
    </style:style>
    <style:style style:name="T61" style:family="text">
      <style:text-properties style:text-underline-style="none" officeooo:rsid="006d0eaf"/>
    </style:style>
    <style:style style:name="T62" style:family="text">
      <style:text-properties style:text-underline-style="none" officeooo:rsid="006d8cb1"/>
    </style:style>
    <style:style style:name="T63" style:family="text">
      <style:text-properties style:text-underline-style="none" officeooo:rsid="006f76b0"/>
    </style:style>
    <style:style style:name="T64" style:family="text">
      <style:text-properties style:text-underline-style="none" officeooo:rsid="00721975"/>
    </style:style>
    <style:style style:name="T65" style:family="text">
      <style:text-properties style:text-underline-style="none" officeooo:rsid="00724f4b"/>
    </style:style>
    <style:style style:name="T66" style:family="text">
      <style:text-properties style:text-underline-style="none" officeooo:rsid="0072b60e"/>
    </style:style>
    <style:style style:name="T67" style:family="text">
      <style:text-properties style:text-underline-style="none" officeooo:rsid="007532b9"/>
    </style:style>
    <style:style style:name="T68" style:family="text">
      <style:text-properties style:text-underline-style="none" officeooo:rsid="0076371d"/>
    </style:style>
    <style:style style:name="T69" style:family="text">
      <style:text-properties style:text-underline-style="none" officeooo:rsid="00766a6c"/>
    </style:style>
    <style:style style:name="T70" style:family="text">
      <style:text-properties style:text-underline-style="none" officeooo:rsid="00771e36"/>
    </style:style>
    <style:style style:name="T71" style:family="text">
      <style:text-properties style:text-underline-style="none" officeooo:rsid="0077b08a"/>
    </style:style>
    <style:style style:name="T72" style:family="text">
      <style:text-properties style:text-underline-style="none" officeooo:rsid="007898ba"/>
    </style:style>
    <style:style style:name="T73" style:family="text">
      <style:text-properties style:text-underline-style="none" officeooo:rsid="007ad56b"/>
    </style:style>
    <style:style style:name="T74" style:family="text">
      <style:text-properties style:text-underline-style="none" officeooo:rsid="007bab88"/>
    </style:style>
    <style:style style:name="T75" style:family="text">
      <style:text-properties style:text-underline-style="none" officeooo:rsid="007c74cc"/>
    </style:style>
    <style:style style:name="T76" style:family="text">
      <style:text-properties style:text-underline-style="none" officeooo:rsid="007ccc29"/>
    </style:style>
    <style:style style:name="T77" style:family="text">
      <style:text-properties style:text-underline-style="none" officeooo:rsid="007ff3ba"/>
    </style:style>
    <style:style style:name="T78" style:family="text">
      <style:text-properties style:text-underline-style="none" officeooo:rsid="008026dc"/>
    </style:style>
    <style:style style:name="T79" style:family="text">
      <style:text-properties style:text-underline-style="none" officeooo:rsid="0081f36e"/>
    </style:style>
    <style:style style:name="T80" style:family="text">
      <style:text-properties style:text-underline-style="none" officeooo:rsid="0082617b"/>
    </style:style>
    <style:style style:name="T81" style:family="text">
      <style:text-properties style:text-underline-style="none" officeooo:rsid="00831074"/>
    </style:style>
    <style:style style:name="T82" style:family="text">
      <style:text-properties style:text-underline-style="none" officeooo:rsid="0084195c"/>
    </style:style>
    <style:style style:name="T83" style:family="text">
      <style:text-properties style:text-underline-style="none" officeooo:rsid="0085e045"/>
    </style:style>
    <style:style style:name="T84" style:family="text">
      <style:text-properties style:text-underline-style="none" officeooo:rsid="00867d0c"/>
    </style:style>
    <style:style style:name="T85" style:family="text">
      <style:text-properties style:text-underline-style="none" officeooo:rsid="008948ae"/>
    </style:style>
    <style:style style:name="T86" style:family="text">
      <style:text-properties style:text-underline-style="none" officeooo:rsid="0089e8a5"/>
    </style:style>
    <style:style style:name="T87" style:family="text">
      <style:text-properties style:text-underline-style="none" officeooo:rsid="008b1e69"/>
    </style:style>
    <style:style style:name="T88" style:family="text">
      <style:text-properties style:text-underline-style="none" officeooo:rsid="008ba141"/>
    </style:style>
    <style:style style:name="T89" style:family="text">
      <style:text-properties style:text-underline-style="none" officeooo:rsid="008cb490"/>
    </style:style>
    <style:style style:name="T90" style:family="text">
      <style:text-properties style:text-underline-style="none" officeooo:rsid="008db0e3"/>
    </style:style>
    <style:style style:name="T91" style:family="text">
      <style:text-properties style:text-underline-style="none" officeooo:rsid="008dfd89"/>
    </style:style>
    <style:style style:name="T92" style:family="text">
      <style:text-properties style:text-underline-style="none" officeooo:rsid="008f7443"/>
    </style:style>
    <style:style style:name="T93" style:family="text">
      <style:text-properties style:text-underline-style="none" officeooo:rsid="0092538a"/>
    </style:style>
    <style:style style:name="T94" style:family="text">
      <style:text-properties style:text-underline-style="none" officeooo:rsid="009334c0"/>
    </style:style>
    <style:style style:name="T95" style:family="text">
      <style:text-properties style:text-underline-style="none" officeooo:rsid="0094d4ee"/>
    </style:style>
    <style:style style:name="T96" style:family="text">
      <style:text-properties style:text-underline-style="none" officeooo:rsid="0094edd6"/>
    </style:style>
    <style:style style:name="T97" style:family="text">
      <style:text-properties style:text-underline-style="none" officeooo:rsid="00963124"/>
    </style:style>
    <style:style style:name="T98" style:family="text">
      <style:text-properties style:text-underline-style="none" officeooo:rsid="0097dad8"/>
    </style:style>
    <style:style style:name="T99" style:family="text">
      <style:text-properties style:text-underline-style="none" officeooo:rsid="009a0469"/>
    </style:style>
    <style:style style:name="T100" style:family="text">
      <style:text-properties style:text-underline-style="none" officeooo:rsid="009bd09e"/>
    </style:style>
    <style:style style:name="T101" style:family="text">
      <style:text-properties style:text-underline-style="none" officeooo:rsid="009d5584"/>
    </style:style>
    <style:style style:name="T102" style:family="text">
      <style:text-properties style:text-underline-style="none" officeooo:rsid="009ebc2a"/>
    </style:style>
    <style:style style:name="T103" style:family="text">
      <style:text-properties style:text-underline-style="none" officeooo:rsid="00a2af0a"/>
    </style:style>
    <style:style style:name="T104" style:family="text">
      <style:text-properties style:text-underline-style="none" officeooo:rsid="00a31a06"/>
    </style:style>
    <style:style style:name="T105" style:family="text">
      <style:text-properties style:text-underline-style="none" officeooo:rsid="00a63c28"/>
    </style:style>
    <style:style style:name="T106" style:family="text">
      <style:text-properties style:text-underline-style="none" officeooo:rsid="00a80d16"/>
    </style:style>
    <style:style style:name="T107" style:family="text">
      <style:text-properties style:text-underline-style="none" officeooo:rsid="00aa8716"/>
    </style:style>
    <style:style style:name="T108" style:family="text">
      <style:text-properties style:text-underline-style="none" officeooo:rsid="00ace247"/>
    </style:style>
    <style:style style:name="T109" style:family="text">
      <style:text-properties style:text-underline-style="none" officeooo:rsid="00acfbf7"/>
    </style:style>
    <style:style style:name="T110" style:family="text">
      <style:text-properties style:text-underline-style="none" officeooo:rsid="00ad77ca"/>
    </style:style>
    <style:style style:name="T111" style:family="text">
      <style:text-properties style:text-underline-style="none" officeooo:rsid="00ae474a"/>
    </style:style>
    <style:style style:name="T112" style:family="text">
      <style:text-properties style:text-underline-style="none" officeooo:rsid="00af2e4c"/>
    </style:style>
    <style:style style:name="T113" style:family="text">
      <style:text-properties style:text-underline-style="none" officeooo:rsid="00af36d2"/>
    </style:style>
    <style:style style:name="T114" style:family="text">
      <style:text-properties style:text-underline-style="none" officeooo:rsid="00b032a1"/>
    </style:style>
    <style:style style:name="T115" style:family="text">
      <style:text-properties style:text-underline-style="none" officeooo:rsid="00b1fa31"/>
    </style:style>
    <style:style style:name="T116" style:family="text">
      <style:text-properties style:text-underline-style="none" officeooo:rsid="00b263bb"/>
    </style:style>
    <style:style style:name="T117" style:family="text">
      <style:text-properties style:text-underline-style="none" officeooo:rsid="00b2a344"/>
    </style:style>
    <style:style style:name="T118" style:family="text">
      <style:text-properties style:text-underline-style="none" officeooo:rsid="00b2d9ea"/>
    </style:style>
    <style:style style:name="T119" style:family="text">
      <style:text-properties style:text-underline-style="none" officeooo:rsid="00b48f58"/>
    </style:style>
    <style:style style:name="T120" style:family="text">
      <style:text-properties style:text-underline-style="none" officeooo:rsid="00b65426"/>
    </style:style>
    <style:style style:name="T121" style:family="text">
      <style:text-properties style:text-underline-style="none" officeooo:rsid="00b7bc5d"/>
    </style:style>
    <style:style style:name="T122" style:family="text">
      <style:text-properties style:text-underline-style="none" officeooo:rsid="00be9964"/>
    </style:style>
    <style:style style:name="T123" style:family="text">
      <style:text-properties style:text-underline-style="none" officeooo:rsid="00bf42c3"/>
    </style:style>
    <style:style style:name="T124" style:family="text">
      <style:text-properties style:text-underline-style="none" officeooo:rsid="00c07cb4"/>
    </style:style>
    <style:style style:name="T125" style:family="text">
      <style:text-properties style:text-underline-style="none" officeooo:rsid="00c25580"/>
    </style:style>
    <style:style style:name="T126" style:family="text">
      <style:text-properties style:text-underline-style="none" officeooo:rsid="00c2b8c7"/>
    </style:style>
    <style:style style:name="T127" style:family="text">
      <style:text-properties style:text-underline-style="none" officeooo:rsid="00c3d270"/>
    </style:style>
    <style:style style:name="T128" style:family="text">
      <style:text-properties style:text-underline-style="none" officeooo:rsid="00c450e4"/>
    </style:style>
    <style:style style:name="T129" style:family="text">
      <style:text-properties style:text-underline-style="none" officeooo:rsid="00c5653b"/>
    </style:style>
    <style:style style:name="T130" style:family="text">
      <style:text-properties style:text-underline-style="none" officeooo:rsid="00c72dbf"/>
    </style:style>
    <style:style style:name="T131" style:family="text">
      <style:text-properties style:text-underline-style="none" officeooo:rsid="00cc514e"/>
    </style:style>
    <style:style style:name="T132" style:family="text">
      <style:text-properties style:text-underline-style="none" officeooo:rsid="00cc58ea"/>
    </style:style>
    <style:style style:name="T133" style:family="text">
      <style:text-properties style:text-underline-style="none" officeooo:rsid="00ce9f96"/>
    </style:style>
    <style:style style:name="T134" style:family="text">
      <style:text-properties style:text-underline-style="none" officeooo:rsid="00cfca4c"/>
    </style:style>
    <style:style style:name="T135" style:family="text">
      <style:text-properties style:text-underline-style="none" officeooo:rsid="00d27985"/>
    </style:style>
    <style:style style:name="T136" style:family="text">
      <style:text-properties style:text-underline-style="none" officeooo:rsid="00d3eb65"/>
    </style:style>
    <style:style style:name="T137" style:family="text">
      <style:text-properties style:text-underline-style="none" officeooo:rsid="00d4fe4a"/>
    </style:style>
    <style:style style:name="T138" style:family="text">
      <style:text-properties style:text-underline-style="none" officeooo:rsid="00d53514"/>
    </style:style>
    <style:style style:name="T139" style:family="text">
      <style:text-properties style:text-underline-style="none" officeooo:rsid="00d6470f"/>
    </style:style>
    <style:style style:name="T140" style:family="text">
      <style:text-properties style:text-underline-style="none" officeooo:rsid="00d7a2d2"/>
    </style:style>
    <style:style style:name="T141" style:family="text">
      <style:text-properties style:text-underline-style="none" officeooo:rsid="00d7c64b"/>
    </style:style>
    <style:style style:name="T142" style:family="text">
      <style:text-properties style:text-underline-style="none" officeooo:rsid="00d87ba8"/>
    </style:style>
    <style:style style:name="T143" style:family="text">
      <style:text-properties style:text-underline-style="none" officeooo:rsid="00d977d4"/>
    </style:style>
    <style:style style:name="T144" style:family="text">
      <style:text-properties style:text-underline-style="none" officeooo:rsid="00db7321"/>
    </style:style>
    <style:style style:name="T145" style:family="text">
      <style:text-properties style:text-underline-style="none" officeooo:rsid="00dba01e"/>
    </style:style>
    <style:style style:name="T146" style:family="text">
      <style:text-properties style:text-underline-style="none" officeooo:rsid="00de4cd8"/>
    </style:style>
    <style:style style:name="T147" style:family="text">
      <style:text-properties style:text-underline-style="none" officeooo:rsid="00de88ef"/>
    </style:style>
    <style:style style:name="T148" style:family="text">
      <style:text-properties style:text-underline-style="none" officeooo:rsid="00df199a"/>
    </style:style>
    <style:style style:name="T149" style:family="text">
      <style:text-properties style:text-underline-style="none" officeooo:rsid="00e13b5b"/>
    </style:style>
    <style:style style:name="T150" style:family="text">
      <style:text-properties style:text-underline-style="none" officeooo:rsid="00e2149f"/>
    </style:style>
    <style:style style:name="T151" style:family="text">
      <style:text-properties style:text-underline-style="none" officeooo:rsid="00e2f361"/>
    </style:style>
    <style:style style:name="T152" style:family="text">
      <style:text-properties style:text-underline-style="none" officeooo:rsid="00e5e4cf"/>
    </style:style>
    <style:style style:name="T153" style:family="text">
      <style:text-properties style:text-underline-style="none" officeooo:rsid="00e799f4"/>
    </style:style>
    <style:style style:name="T154" style:family="text">
      <style:text-properties style:text-underline-style="none" officeooo:rsid="00ea74b8"/>
    </style:style>
    <style:style style:name="T155" style:family="text">
      <style:text-properties style:text-underline-style="none" officeooo:rsid="00ec4a32"/>
    </style:style>
    <style:style style:name="T156" style:family="text">
      <style:text-properties style:text-underline-style="none" officeooo:rsid="00ed6878"/>
    </style:style>
    <style:style style:name="T157" style:family="text">
      <style:text-properties style:text-underline-style="none" officeooo:rsid="00ef4da4"/>
    </style:style>
    <style:style style:name="T158" style:family="text">
      <style:text-properties style:text-underline-style="none" officeooo:rsid="00f0827c"/>
    </style:style>
    <style:style style:name="T159" style:family="text">
      <style:text-properties style:text-underline-style="none" officeooo:rsid="00f23d70"/>
    </style:style>
    <style:style style:name="T160" style:family="text">
      <style:text-properties style:text-underline-style="none" officeooo:rsid="00f41b0f"/>
    </style:style>
    <style:style style:name="T161" style:family="text">
      <style:text-properties style:text-underline-style="none" officeooo:rsid="00f5afac"/>
    </style:style>
    <style:style style:name="T162" style:family="text">
      <style:text-properties style:text-underline-style="none" officeooo:rsid="00f5bd39"/>
    </style:style>
    <style:style style:name="T163" style:family="text">
      <style:text-properties style:text-underline-style="none" officeooo:rsid="00f79e3e"/>
    </style:style>
    <style:style style:name="T164" style:family="text">
      <style:text-properties style:text-underline-style="none" officeooo:rsid="00f9658c"/>
    </style:style>
    <style:style style:name="T165" style:family="text">
      <style:text-properties style:text-underline-style="none" officeooo:rsid="00fa5a26"/>
    </style:style>
    <style:style style:name="T166" style:family="text">
      <style:text-properties style:text-underline-style="none" officeooo:rsid="00fb5f48"/>
    </style:style>
    <style:style style:name="T167" style:family="text">
      <style:text-properties style:text-underline-style="none" officeooo:rsid="00fb67ce"/>
    </style:style>
    <style:style style:name="T168" style:family="text">
      <style:text-properties style:text-underline-style="none" officeooo:rsid="00fcce86"/>
    </style:style>
    <style:style style:name="T169" style:family="text">
      <style:text-properties style:text-underline-style="none" officeooo:rsid="00fec55a"/>
    </style:style>
    <style:style style:name="T170" style:family="text">
      <style:text-properties style:text-underline-style="none" officeooo:rsid="0100eb6b"/>
    </style:style>
    <style:style style:name="T171" style:family="text">
      <style:text-properties style:text-underline-style="none" officeooo:rsid="01027503"/>
    </style:style>
    <style:style style:name="T172" style:family="text">
      <style:text-properties style:text-underline-style="none" officeooo:rsid="0103fce3"/>
    </style:style>
    <style:style style:name="T173" style:family="text">
      <style:text-properties style:text-underline-style="none" officeooo:rsid="0104935a"/>
    </style:style>
    <style:style style:name="T174" style:family="text">
      <style:text-properties style:text-underline-style="none" officeooo:rsid="01057668"/>
    </style:style>
    <style:style style:name="T175" style:family="text">
      <style:text-properties style:text-underline-style="none" officeooo:rsid="0106711d"/>
    </style:style>
    <style:style style:name="T176" style:family="text">
      <style:text-properties style:text-underline-style="none" officeooo:rsid="010859d3"/>
    </style:style>
    <style:style style:name="T177" style:family="text">
      <style:text-properties style:text-underline-style="none" officeooo:rsid="0109cd95"/>
    </style:style>
    <style:style style:name="T178" style:family="text">
      <style:text-properties style:text-underline-style="none" officeooo:rsid="010a17f0"/>
    </style:style>
    <style:style style:name="T179" style:family="text">
      <style:text-properties style:text-underline-style="none" officeooo:rsid="010a6647"/>
    </style:style>
    <style:style style:name="T180" style:family="text">
      <style:text-properties style:text-underline-style="none" officeooo:rsid="010af90a"/>
    </style:style>
    <style:style style:name="T181" style:family="text">
      <style:text-properties style:text-underline-style="none" officeooo:rsid="010b6fef"/>
    </style:style>
    <style:style style:name="T182" style:family="text">
      <style:text-properties style:text-underline-style="none" officeooo:rsid="010bf61b"/>
    </style:style>
    <style:style style:name="T183" style:family="text">
      <style:text-properties style:text-underline-style="none" officeooo:rsid="010c14bf"/>
    </style:style>
    <style:style style:name="T184" style:family="text">
      <style:text-properties style:text-underline-style="none" officeooo:rsid="010c336a"/>
    </style:style>
    <style:style style:name="T185" style:family="text">
      <style:text-properties style:text-underline-style="none" officeooo:rsid="010d62be"/>
    </style:style>
    <style:style style:name="T186" style:family="text">
      <style:text-properties style:text-underline-style="none" officeooo:rsid="010df6f3"/>
    </style:style>
    <style:style style:name="T187" style:family="text">
      <style:text-properties style:text-underline-style="none" officeooo:rsid="010f4a32"/>
    </style:style>
    <style:style style:name="T188" style:family="text">
      <style:text-properties style:text-underline-style="none" officeooo:rsid="0110716a"/>
    </style:style>
    <style:style style:name="T189" style:family="text">
      <style:text-properties style:text-underline-style="none" officeooo:rsid="0110c7f8"/>
    </style:style>
    <style:style style:name="T190" style:family="text">
      <style:text-properties style:text-underline-style="none" officeooo:rsid="0111be2b"/>
    </style:style>
    <style:style style:name="T191" style:family="text">
      <style:text-properties style:text-underline-style="none" officeooo:rsid="0112cd08"/>
    </style:style>
    <style:style style:name="T192" style:family="text">
      <style:text-properties style:text-underline-style="none" officeooo:rsid="0113319e"/>
    </style:style>
    <style:style style:name="T193" style:family="text">
      <style:text-properties style:text-underline-style="none" officeooo:rsid="0114e272"/>
    </style:style>
    <style:style style:name="T194" style:family="text">
      <style:text-properties style:text-underline-style="none" officeooo:rsid="0115aed8"/>
    </style:style>
    <style:style style:name="T195" style:family="text">
      <style:text-properties style:text-underline-style="none" officeooo:rsid="01174ab2"/>
    </style:style>
    <style:style style:name="T196" style:family="text">
      <style:text-properties style:text-underline-style="none" officeooo:rsid="01175746"/>
    </style:style>
    <style:style style:name="T197" style:family="text">
      <style:text-properties style:text-underline-style="none" officeooo:rsid="011943f4"/>
    </style:style>
    <style:style style:name="T198" style:family="text">
      <style:text-properties style:text-underline-style="none" officeooo:rsid="01195594"/>
    </style:style>
    <style:style style:name="T199" style:family="text">
      <style:text-properties style:text-underline-style="none" officeooo:rsid="011a036b"/>
    </style:style>
    <style:style style:name="T200" style:family="text">
      <style:text-properties style:text-underline-style="none" officeooo:rsid="011bb599"/>
    </style:style>
    <style:style style:name="T201" style:family="text">
      <style:text-properties style:text-underline-style="none" officeooo:rsid="011c0ee1"/>
    </style:style>
    <style:style style:name="T202" style:family="text">
      <style:text-properties style:text-underline-style="none" officeooo:rsid="011dc856"/>
    </style:style>
    <style:style style:name="T203" style:family="text">
      <style:text-properties style:text-underline-style="none" officeooo:rsid="011f5102"/>
    </style:style>
    <style:style style:name="T204" style:family="text">
      <style:text-properties style:text-underline-style="none" officeooo:rsid="01205b2e"/>
    </style:style>
    <style:style style:name="T205" style:family="text">
      <style:text-properties style:text-underline-style="none" officeooo:rsid="01223d57"/>
    </style:style>
    <style:style style:name="T206" style:family="text">
      <style:text-properties style:text-underline-style="none" officeooo:rsid="01230382"/>
    </style:style>
    <style:style style:name="T207" style:family="text">
      <style:text-properties style:text-underline-style="none" officeooo:rsid="01240bcd"/>
    </style:style>
    <style:style style:name="T208" style:family="text">
      <style:text-properties style:text-underline-style="none" officeooo:rsid="0128d8cc"/>
    </style:style>
    <style:style style:name="T209" style:family="text">
      <style:text-properties style:text-underline-style="none" officeooo:rsid="012ab921"/>
    </style:style>
    <style:style style:name="T210" style:family="text">
      <style:text-properties style:text-underline-style="none" officeooo:rsid="012b4530"/>
    </style:style>
    <style:style style:name="T211" style:family="text">
      <style:text-properties style:text-underline-style="none" officeooo:rsid="012d5b69"/>
    </style:style>
    <style:style style:name="T212" style:family="text">
      <style:text-properties style:text-underline-style="none" officeooo:rsid="012e16fb"/>
    </style:style>
    <style:style style:name="T213" style:family="text">
      <style:text-properties style:text-underline-style="none" officeooo:rsid="012fc72a"/>
    </style:style>
    <style:style style:name="T214" style:family="text">
      <style:text-properties style:text-underline-style="none" officeooo:rsid="01318f88"/>
    </style:style>
    <style:style style:name="T215" style:family="text">
      <style:text-properties style:text-underline-style="none" officeooo:rsid="01323dee"/>
    </style:style>
    <style:style style:name="T216" style:family="text">
      <style:text-properties style:text-underline-style="none" officeooo:rsid="0133f127"/>
    </style:style>
    <style:style style:name="T217" style:family="text">
      <style:text-properties style:text-underline-style="none" officeooo:rsid="01376a05"/>
    </style:style>
    <style:style style:name="T218" style:family="text">
      <style:text-properties style:text-underline-style="none" officeooo:rsid="01399901"/>
    </style:style>
    <style:style style:name="T219" style:family="text">
      <style:text-properties style:text-underline-style="none" officeooo:rsid="013ac9eb"/>
    </style:style>
    <style:style style:name="T220" style:family="text">
      <style:text-properties style:text-underline-style="none" officeooo:rsid="0138ae9b"/>
    </style:style>
    <style:style style:name="T221" style:family="text">
      <style:text-properties style:text-position="super 58%" style:text-underline-style="none"/>
    </style:style>
    <style:style style:name="T222" style:family="text">
      <style:text-properties style:text-position="0% 100%"/>
    </style:style>
    <style:style style:name="T223" style:family="text">
      <style:text-properties officeooo:rsid="0046bf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onstruction USA :</text:p>
      <text:p text:style-name="P2"><text:span text:style-name="T2"/></text:p>
      <text:p text:style-name="P3"><text:span text:style-name="T2">P</text:span><text:span text:style-name="T8">remiers : </text:span><text:span text:style-name="T2">Détroit de Béring, </text:span><text:span text:style-name="T3">peuples </text:span><text:span text:style-name="T6">chasseurs </text:span><text:span text:style-name="T3">d’Asie </text:span><text:span text:style-name="T7">centrale</text:span><text:span text:style-name="T3">, via la baisse de température </text:span><text:span text:style-name="T4">(→ Suivent leurs troupeaux). </text:span><text:span text:style-name="T5">On ne sait pas combien de personnes. </text:span><text:span text:style-name="T8">(-30 000)</text:span></text:p>
      <text:p text:style-name="P4"><text:span text:style-name="T5">L</text:span><text:span text:style-name="T2">es deuxièmes : Vikings, pas de logique de peuplement (1001, Éric le Rouge).</text:span></text:p>
      <text:p text:style-name="P5"><text:span text:style-name="T2">Troisièmes : </text:span><text:span text:style-name="T9">Première colonie officielle – </text:span><text:span text:style-name="T10">1607, Virginie</text:span></text:p>
      <text:p text:style-name="P5"><text:span text:style-name="T10"/></text:p>
      <text:p text:style-name="P6"><text:span text:style-name="T10">P</text:span><text:span text:style-name="T2">roblématique Inde → Trouver une nouvelle route, </text:span><text:span text:style-name="T11">et donc avoir un port d’attache</text:span></text:p>
      <text:p text:style-name="P7"><text:span text:style-name="T11">P</text:span><text:span text:style-name="T2">roblème démographie → Comment nourrir ? Épices pour conserver la nourriture</text:span></text:p>
      <text:p text:style-name="P8"><text:span text:style-name="T2">Coloniser pour étendre son influence et éviter que les autres le fasse, création puissance maritime</text:span></text:p>
      <text:p text:style-name="P9"><text:span text:style-name="T2">Traité de </text:span><text:span text:style-name="T13">Tortesillas 1494</text:span><text:span text:style-name="T2"> : partage entre </text:span><text:span text:style-name="T12">l’Espagne et le Portugal</text:span></text:p>
      <text:p text:style-name="P9"><text:span text:style-name="T12"/></text:p>
      <text:p text:style-name="P10"><text:span text:style-name="T12">X</text:span><text:span text:style-name="T2">VIème → Colonie portugaise et Espagnole, </text:span><text:span text:style-name="T14">colonie exploitation intégrale (esclavagisme), </text:span><text:span text:style-name="T15">décollement puissance espagnole </text:span><text:span text:style-name="T16">et portugaise<text:line-break/></text:span><text:span text:style-name="T17">La France lance ses expéditions<text:line-break/>Les Anglais ne font pas d’expéditions occupés par les problèmes locaux</text:span></text:p>
      <text:p text:style-name="P11"><text:span text:style-name="T17">I</text:span><text:span text:style-name="T2">l faut avant supprimer la puissance maritime espagnole pour coloniser</text:span></text:p>
      <text:p text:style-name="P11"><text:span text:style-name="T2"/></text:p>
      <text:p text:style-name="P12"><text:span text:style-name="T2">Elizabeth 1</text:span><text:span text:style-name="T221">er</text:span><text:span text:style-name="T2"> → Explorateur et </text:span><text:span text:style-name="T19">corsaires</text:span><text:span text:style-name="T2"><text:line-break/><text:tab/><text:tab/>→</text:span><text:span text:style-name="T18"> Piraterie entre anglais et espagnols</text:span></text:p>
      <text:p text:style-name="P12"><text:span text:style-name="T18"/></text:p>
      <text:p text:style-name="P13"><text:span text:style-name="T2">1588 → Invincible Armada vs Anglais, défaite espagnole, </text:span><text:span text:style-name="T20">l’exemple qu’ils voulaient faire est raté</text:span></text:p>
      <text:p text:style-name="P13"><text:span text:style-name="T20"><text:tab/>→</text:span><text:span text:style-name="T21"> Les anglais se lancent dans la conquête</text:span></text:p>
      <text:p text:style-name="P13"><text:span text:style-name="T21"/></text:p>
      <text:p text:style-name="P14"><text:span text:style-name="T21">1</text:span><text:span text:style-name="T2">607 → Colonie de Virginie avec Jamestown, </text:span><text:span text:style-name="T22">indiens hostiles face aux européens, </text:span><text:span text:style-name="T23">mais négociations et </text:span><text:span text:style-name="T24">échange agricoles par exemple. </text:span><text:span text:style-name="T25"><text:line-break/>Mais la colonie n’est pas rentable </text:span><text:span text:style-name="T27">(et c’est à l’époque son but) </text:span><text:span text:style-name="T25">→</text:span><text:span text:style-name="T26"> Tabac</text:span></text:p>
      <text:p text:style-name="P14"><text:span text:style-name="T26"><text:tab/><text:tab/><text:tab/><text:tab/><text:tab/><text:tab/><text:tab/><text:tab/><text:tab/>→</text:span><text:span text:style-name="T28"> Esclave </text:span><text:span text:style-name="T223">1619</text:span></text:p>
      <text:p text:style-name="P15">Pas encore de puritains !</text:p>
      <text:p text:style-name="P15"><text:span text:style-name="T2"/></text:p>
      <text:p text:style-name="P16"><text:span text:style-name="T2">1620 → MayFlower, arrivée des puritains</text:span></text:p>
      <text:p text:style-name="P16"><text:span text:style-name="T2"/></text:p>
      <text:p text:style-name="P17"><text:span text:style-name="T2">Colonies du Sud mercantiles, et Nord puritaine</text:span><text:span text:style-name="T29">s</text:span></text:p>
      <text:p text:style-name="P18"><text:span text:style-name="T2">France → Pas de colonies de peuplement</text:span></text:p>
      <text:p text:style-name="P18"><text:span text:style-name="T2"/></text:p>
      <text:p text:style-name="P19"><text:span text:style-name="T2">13 colonies lors de la guerre d’indépendance :</text:span></text:p>
      <text:p text:style-name="P20"><text:span text:style-name="T2">Nord : , Road Island, </text:span><text:span text:style-name="T40">Massachusets</text:span><text:span text:style-name="T2">, New York, </text:span><text:span text:style-name="T42">Pennsylvanie</text:span><text:span text:style-name="T2"> → Nouvelle Angleterre</text:span></text:p>
      <text:p text:style-name="P20"><text:span text:style-name="T2">Sud : </text:span><text:span text:style-name="T42">Marryland, Caroline du Nord et du Sud, Virginie, </text:span><text:span text:style-name="T43">New Jersey, Delaware </text:span><text:span text:style-name="T44">(Suèdois), </text:span><text:span text:style-name="T45">Géorgie (1713) pour protéger les colonies lucratives du Sud </text:span><text:span text:style-name="T46">avec une zone tampon →</text:span><text:span text:style-name="T47"> Bagnard, </text:span><text:span text:style-name="T48">prostituée</text:span></text:p>
      <text:p text:style-name="P20"><text:span text:style-name="T2">Centre :</text:span></text:p>
      <text:p text:style-name="P20"><text:span text:style-name="T2"/></text:p>
      <text:p text:style-name="P63"><text:span text:style-name="T2">À l’origine New York hollandaise, acheté </text:span><text:span text:style-name="T30">l’île de </text:span><text:span text:style-name="T31">Manhattan</text:span><text:span text:style-name="T30"> </text:span><text:span text:style-name="T2">24$ aux indiens</text:span></text:p>
      <text:p text:style-name="P21"><text:span text:style-name="T2">Difficile pour les Hollandais, car peu de colons </text:span><text:span text:style-name="T32">(petit démographie)</text:span></text:p>
      <text:p text:style-name="P21"><text:span text:style-name="T32"/></text:p>
      <text:p text:style-name="P22"><text:span text:style-name="T32">1</text:span><text:span text:style-name="T2">664 Combats Hollandais-Anglais → Nouvelle Amsterdam → New York</text:span></text:p>
      <text:p text:style-name="P23"><text:span text:style-name="T2">Seule colonie récupérée par la force</text:span></text:p>
      <text:p text:style-name="P23"><text:span text:style-name="T2"/></text:p>
      <text:p text:style-name="P23"><text:span text:style-name="T2">Pennsylvanie → William Pen, créer une colonie sur des principes de </text:span><text:span text:style-name="T33">tolérances</text:span><text:span text:style-name="T2">… <text:s/></text:span><text:span text:style-name="T33">Récupère une forêt près de New York →</text:span><text:span text:style-name="T34"> La foret de Pen → Capitale Philadelphie →</text:span><text:span text:style-name="T35"> Vision idéalisée de la colonie anglaise, </text:span><text:span text:style-name="T36">ceux qui ne trouve pas leurs place dans les autres colonies</text:span></text:p>
      <text:p text:style-name="P23"><text:span text:style-name="T36"/></text:p>
      <text:p text:style-name="P24"><text:span text:style-name="T37">Maryland → </text:span><text:span text:style-name="T38">Pour les catholiques, </text:span><text:span text:style-name="T39">Capitale Baltimort</text:span><text:span text:style-name="T37"> </text:span></text:p>
      <text:p text:style-name="P24"><text:span text:style-name="T37"/></text:p>
      <text:p text:style-name="P25"><text:span text:style-name="T37">C</text:span><text:span text:style-name="T2">olonie du Nord 1620 (MayFlower), </text:span><text:span text:style-name="T41">Harvard en 1636</text:span></text:p>
      <text:p text:style-name="P25"><text:span text:style-name="T41"/></text:p>
      <text:p text:style-name="P25"><text:span text:style-name="T41">* </text:span><text:span text:style-name="T49">Vie politique : Quand les colonies fonctionnaient elles sont devenues des colonies royales</text:span></text:p>
      <text:p text:style-name="P25"><text:span text:style-name="T49"><text:tab/><text:tab/>→</text:span><text:span text:style-name="T50"> Représentant de la couronne, assemblée locale, </text:span><text:span text:style-name="T51">chaque colonie a une structure indépendan</text:span><text:span text:style-name="T52">te</text:span><text:span text:style-name="T51"> (début du fédéralisme) →</text:span><text:span text:style-name="T53"> 1713</text:span></text:p>
      <text:p text:style-name="P25"><text:span text:style-name="T53"/></text:p>
      <text:p text:style-name="P26"><text:span text:style-name="T53">L</text:span><text:span text:style-name="T2">es colonies connaissent un</text:span><text:span text:style-name="T54">e</text:span><text:span text:style-name="T2"> a</text:span><text:span text:style-name="T54">ugmentation</text:span><text:span text:style-name="T2"> démographique →</text:span><text:span text:style-name="T54"> Moins d’épidémie </text:span><text:span text:style-name="T55">(pays rural)</text:span><text:span text:style-name="T54">, plus à manger →</text:span><text:span text:style-name="T56"> plus d’enfants </text:span><text:span text:style-name="T57">avec de meilleurs aptitudes physiques</text:span></text:p>
      <text:p text:style-name="P26"><text:span text:style-name="T57"><text:tab/><text:tab/><text:tab/><text:tab/><text:tab/><text:tab/><text:tab/><text:tab/> <text:s/>→</text:span><text:span text:style-name="T58"> Émigration, </text:span><text:span text:style-name="T59">car les colonies marchent</text:span></text:p>
      <text:p text:style-name="P26"><text:span text:style-name="T59"/></text:p>
      <text:p text:style-name="P26"><text:span text:style-name="T59"/></text:p>
      <text:p text:style-name="P26"><text:span text:style-name="T59">→</text:span><text:span text:style-name="T60"> Plus en plus de flux migratoire → Population qui vont vers l’Ouest → Territoire Français</text:span></text:p>
      <text:p text:style-name="P26"><text:span text:style-name="T60">→</text:span><text:span text:style-name="T61"> Première vraie guerre mondiale, guerre de 7 ans </text:span><text:span text:style-name="T62">VS Indien et Français</text:span></text:p>
      <text:p text:style-name="P26"><text:span text:style-name="T62"/></text:p>
      <text:p text:style-name="P26"><text:span text:style-name="T62"/></text:p>
      <text:p text:style-name="P27"><text:span text:style-name="T64">1757 : </text:span><text:span text:style-name="T62">G</text:span><text:span text:style-name="T2">uerre de 7 ans : Guerre succession Autriche en 1740 →</text:span><text:span text:style-name="T63"> Attaque France sur l’Autriche, avec Russie et Prusse, Angleterre aide l’Autriche, la Prusse est le seul gagnant. </text:span></text:p>
      <text:p text:style-name="P28"><text:span text:style-name="T63">F</text:span><text:span text:style-name="T2">ace à la défaite, représailles françaises contre tout le monde avec l’aide de l’Autriche</text:span></text:p>
      <text:p text:style-name="P28"><text:span text:style-name="T2"/></text:p>
      <text:p text:style-name="P29"><text:span text:style-name="T2">1754 : Affrontement Amérique du Nord, </text:span><text:span text:style-name="T65">Georges Washington vs France, </text:span><text:span text:style-name="T66">attaque sur le fort Ducken</text:span></text:p>
      <text:p text:style-name="P30"><text:span text:style-name="T66"><text:tab/>→</text:span><text:span text:style-name="T2"> Guerre mondiale avec la guerre de 7 ans<text:line-break/></text:span><text:span text:style-name="T67">Pour les Anglais il faut supprimer la menace Française et Indienne afin de faire une expansion des colonies →</text:span><text:span text:style-name="T68"> 10 000 anglais vs 238 Français<text:line-break/></text:span><text:span text:style-name="T69">Les anglais ne réussissent pas à faire abdiquer les Français avant l’arrivée des troupes en 1753 à Montréal. </text:span></text:p>
      <text:p text:style-name="P30"><text:span text:style-name="T69">→</text:span><text:span text:style-name="T70"> La guerre a coûté très cher aux anglais, </text:span><text:span text:style-name="T71">territoire trop grand à administrer, comment faire la paix (plus les moyens de faire la guerre) ?<text:line-break/><text:line-break/></text:span><text:span text:style-name="T72">Les Américains ont le sentiment d’avoir gagné contre les Français → construction identité et sentiment national</text:span></text:p>
      <text:p text:style-name="P31"><text:span text:style-name="T72">1</text:span><text:span text:style-name="T2">7</text:span><text:span text:style-name="T73">6</text:span><text:span text:style-name="T2">3 : Traité de Paris, France cède le Canada aux </text:span><text:span text:style-name="T74">Britanniques</text:span></text:p>
      <text:p text:style-name="P31"><text:span text:style-name="T74"><text:tab/>→</text:span><text:span text:style-name="T75"> Impôt des colonies pour faire payer l</text:span><text:span text:style-name="T76">a guerre<text:line-break/><text:tab/>→ Mise en place d’une série de taxe pour renflouer les caisses du royaumes</text:span></text:p>
      <text:p text:style-name="P64"><text:span text:style-name="T76">1</text:span><text:span text:style-name="T221">er </text:span><text:span text:style-name="T2">: Interdit de récupérer les terres pris</text:span><text:span text:style-name="T77">es</text:span><text:span text:style-name="T2"> aux Indiens, </text:span><text:span text:style-name="T78">afin d’empêcher la guerre, </text:span><text:span text:style-name="T79">et empêcher les indiens de s’unir, </text:span><text:span text:style-name="T80">tant qu’ils ne s’unissent pas ils sont faibles</text:span></text:p>
      <text:p text:style-name="P32"><text:span text:style-name="T80"/></text:p>
      <text:p text:style-name="P33"><text:span text:style-name="T80">1</text:span><text:span text:style-name="T2">764 : </text:span><text:span text:style-name="T81">Sugar Act, </text:span><text:span text:style-name="T83">impôt sur le sucre, </text:span><text:span text:style-name="T84">tout ce qui vient des Antilles est taxé, on oblige à acheter anglais et on les taxes </text:span><text:span text:style-name="T85">dessus, </text:span><text:span text:style-name="T86">on impose un mode de vie aux colonies </text:span><text:span text:style-name="T87">afin de renflouer les compagnies des indes orientales</text:span><text:span text:style-name="T81"><text:line-break/></text:span><text:span text:style-name="T82">Stamp Act, </text:span><text:span text:style-name="T88">genèse révolution américaine, impôt sur le timbre </text:span><text:span text:style-name="T91">(timbre pour produire du papier)</text:span><text:span text:style-name="T88"> <text:line-break/>→</text:span><text:span text:style-name="T89"> profession</text:span><text:span text:style-name="T90">s</text:span><text:span text:style-name="T89"> juridiques </text:span><text:span text:style-name="T92">(intellectuels)</text:span><text:span text:style-name="T89"> et journaux </text:span><text:span text:style-name="T92">(diffuseurs d’opinion).<text:line-break/></text:span><text:span text:style-name="T93">Devant l’agitation le Stamp Act est supprimé mais c’est déjà trop tard, </text:span><text:span text:style-name="T94">fracture irréversible.</text:span></text:p>
      <text:p text:style-name="P33"><text:span text:style-name="T94"/></text:p>
      <text:p text:style-name="P34"><text:span text:style-name="T95">Currency Act, interdit aux colonies d’avoir leur propre système de payement, </text:span><text:span text:style-name="T96">afin de contrôler les achats →</text:span><text:span text:style-name="T97"> Mise en place </text:span><text:span text:style-name="T98">monnaie alternative et contrebande in-taxable par les colons.</text:span></text:p>
      <text:p text:style-name="P34"><text:span text:style-name="T98"/></text:p>
      <text:p text:style-name="P35"><text:span text:style-name="T99">1765, Loi sur le cantonnement, oblige à loger dans les logements vacants (auberges, …), </text:span><text:span text:style-name="T100">nourris, logé, blanchi</text:span></text:p>
      <text:p text:style-name="P35"><text:span text:style-name="T100"/></text:p>
      <text:p text:style-name="P35"><text:span text:style-name="T102">1767, </text:span><text:span text:style-name="T101">Declaratory Act, permet au parlement de faire toutes les lois nécessaires pour les colonies, </text:span><text:span text:style-name="T102">hiérarchie parlement &gt; colonies</text:span><text:span text:style-name="T99"> </text:span><text:span text:style-name="T98"><text:s/></text:span><text:span text:style-name="T94"><text:s/></text:span></text:p>
      <text:p text:style-name="P35"><text:span text:style-name="T94"/></text:p>
      <text:p text:style-name="P35"><text:span text:style-name="T94"/></text:p>
      <text:p text:style-name="P36"><text:span text:style-name="T94">L</text:span><text:span text:style-name="T2">e démarrage de la guerre d’indépendance démarre en 1770. <text:line-break/>5 mars, massacre de Boston, </text:span><text:span text:style-name="T103">bataille de boule de neige qui dégénère, </text:span><text:span text:style-name="T104">amplifié largement par les journaux, </text:span><text:span text:style-name="T107">fabrication</text:span><text:span text:style-name="T105"> du britannique comme ennemi </text:span><text:span text:style-name="T106">par les médias.</text:span></text:p>
      <text:p text:style-name="P36"><text:span text:style-name="T106"/></text:p>
      <text:p text:style-name="P37"><text:span text:style-name="T106">1</text:span><text:span text:style-name="T2">6 décembre 1773, Boston Tea Party, </text:span><text:span text:style-name="T108">octroi monopole du thé à une compagnie →</text:span><text:span text:style-name="T109"> Loi sur le thé et son commerce, afin de couper court à tout système clandestins de trafic de thé.<text:line-break/><text:tab/>→</text:span><text:span text:style-name="T110"> On impose directement de payer plus cher, et directement à la couronne britanique</text:span></text:p>
      <text:p text:style-name="P37"><text:span text:style-name="T110"><text:tab/><text:tab/>→</text:span><text:span text:style-name="T111"> Samuel Adams met le thé par dessus bord déguisé en indien</text:span></text:p>
      <text:p text:style-name="P37"><text:span text:style-name="T111"><text:tab/><text:tab/><text:tab/>→</text:span><text:span text:style-name="T112"> On vous prend pour des cons</text:span></text:p>
      <text:p text:style-name="P37"><text:span text:style-name="T112"><text:tab/><text:tab/><text:tab/>→</text:span><text:span text:style-name="T113"> Les indiens aussi (TOUS les américains) sont contre la couronne</text:span></text:p>
      <text:p text:style-name="P37"><text:span text:style-name="T113"/></text:p>
      <text:p text:style-name="P37"><text:span text:style-name="T113"><text:tab/>→</text:span><text:span text:style-name="T114"> La compagnie des indes orientales doit punir, de manière violente, brutale et disproportionnées</text:span></text:p>
      <text:p text:style-name="P37"><text:span text:style-name="T114"><text:tab/><text:tab/>→ Lois intolérables :</text:span></text:p>
      <text:p text:style-name="P37"><text:span text:style-name="T114"><text:tab/><text:tab/><text:tab/>→ Fermeture du port de Boston →</text:span><text:span text:style-name="T115"> Asphyxie de la ville</text:span></text:p>
      <text:p text:style-name="P37"><text:span text:style-name="T115"><text:tab/><text:tab/><text:tab/>→</text:span><text:span text:style-name="T116"> Loi cantonnement pour les particuliers</text:span></text:p>
      <text:p text:style-name="P37"><text:span text:style-name="T116"><text:tab/><text:tab/><text:tab/>→</text:span><text:span text:style-name="T117"> Loi sur le Québec, </text:span><text:span text:style-name="T118">garantie au ressortissant français et catholique leurs droits, plus expansion des frontières qui deviennent intangibles →</text:span><text:span text:style-name="T119"> Garantie d’un Québec Français Catholique,<text:line-break/></text:span><text:span text:style-name="T120">les Américains avait toujours revendiqués le Canada, </text:span><text:span text:style-name="T121">avec cette loi on leur montre que même indépendants ils n’auront jamais le Québec.</text:span></text:p>
      <text:p text:style-name="P37"><text:span text:style-name="T121"/></text:p>
      <text:p text:style-name="P39"><text:span text:style-name="T121">L</text:span><text:span text:style-name="T2">es lois intolérables ne concernent que la Nouvelle Angleterre.</text:span></text:p>
      <text:p text:style-name="P38"><text:span text:style-name="T121">S</text:span><text:span text:style-name="T2">uite aux lois intolérables l’assemblée de Virginie propose que tous les États se réunissent en 1774, afin de discuter </text:span><text:span text:style-name="T122">de l’État des colonies (mois de septembre) </text:span><text:span text:style-name="T123">à Philadelphie. →</text:span><text:span text:style-name="T124"> Congrès continental <text:line-break/></text:span><text:span text:style-name="T125">Tout le monde envoi des représentants sauf la Géorgie, </text:span><text:span text:style-name="T126">colonie très liée à la couronne.</text:span></text:p>
      <text:p text:style-name="P40"><text:soft-page-break/><text:span text:style-name="T126">I</text:span><text:span text:style-name="T2">ls vont discuter de l’État des lieux, pendant les débats via la question de la liberté, de la propriété, des impôts, de la politique intérieur</text:span><text:span text:style-name="T127">e</text:span><text:span text:style-name="T2">, … </text:span><text:span text:style-name="T127">Cela va donner un texte, </text:span><text:span text:style-name="T128">on prévoit une assemblée continentale permanente pour veiller au respect des règles et des lois.<text:line-break/>Le roi Georges III va recevoir </text:span><text:span text:style-name="T129">les doléances, mais </text:span><text:span text:style-name="T130">quand il reçoit les propositions, il est brutal : </text:span></text:p>
      <text:p text:style-name="P40"><text:span text:style-name="T130">- se soumettre</text:span></text:p>
      <text:p text:style-name="P40"><text:span text:style-name="T130">- ou triompher pour vous</text:span></text:p>
      <text:p text:style-name="P40"><text:span text:style-name="T130"/></text:p>
      <text:p text:style-name="P41"><text:span text:style-name="T130">L</text:span><text:span text:style-name="T2">e roi veut uniquement un rapport de force.</text:span></text:p>
      <text:p text:style-name="P41"><text:span text:style-name="T2"/></text:p>
      <text:p text:style-name="P42"><text:span text:style-name="T2">En 1775, premiers affrontements entre minutemen et les troupes britanniques. <text:line-break/></text:span><text:span text:style-name="T131">Avril 1775, Lexington.</text:span></text:p>
      <text:p text:style-name="P42"><text:span text:style-name="T131"><text:tab/>→</text:span><text:span text:style-name="T132"> 8 morts</text:span></text:p>
      <text:p text:style-name="P43"><text:span text:style-name="T132">D</text:span><text:span text:style-name="T2">euxième échange Concorde, </text:span><text:span text:style-name="T133">250 morts britanniques, 100 côté américain, au même moment que le second congrès américain </text:span><text:span text:style-name="T134">(mai 1775).</text:span></text:p>
      <text:p text:style-name="P44"><text:span text:style-name="T134">L</text:span><text:span text:style-name="T2">a première action du congrès est de voter la guerre, </text:span><text:span text:style-name="T135">ensuite on désigne Georges Washington comme chef, </text:span><text:span text:style-name="T136">pas achetable, viens de Virginie </text:span><text:span text:style-name="T137">(colonie historique prestigieuse, puissante, …, afin de montrer que toutes les colonies était d’attaque). </text:span><text:span text:style-name="T139">Il ne peuvent pas trouvé d’alliés car ce n’est pas un pays, </text:span><text:span text:style-name="T140">pas de personnalité juridique → pas de traité → pas d’alliance.<text:line-break/></text:span><text:span text:style-name="T137"><text:line-break/></text:span><text:span text:style-name="T138">On vote la guerre avant l’indépendance, </text:span><text:span text:style-name="T141">problème d’alliance donc. <text:line-break/><text:line-break/></text:span><text:span text:style-name="T142">L’Angleterre espérait que les colonies du Sud allait rester fidèle, ça a pas été le cas.</text:span></text:p>
      <text:p text:style-name="P45"><text:span text:style-name="T2">Dès le début les anglais envoie toute leur puissance et bombarde le port de Charleston.</text:span></text:p>
      <text:p text:style-name="P45"><text:span text:style-name="T2"/></text:p>
      <text:p text:style-name="P45"><text:span text:style-name="T145">4 Juillet </text:span><text:span text:style-name="T143">1776 → Déclaration indépendance</text:span></text:p>
      <text:p text:style-name="P45"><text:span text:style-name="T143"><text:tab/><text:tab/>→ Alliés</text:span><text:span text:style-name="T2"> </text:span></text:p>
      <text:p text:style-name="P45"><text:span text:style-name="T2"><text:tab/><text:tab/>→</text:span><text:span text:style-name="T144"> Pour avoir une perspective en cas de victoire </text:span></text:p>
      <text:p text:style-name="P45"><text:span text:style-name="T144"/></text:p>
      <text:p text:style-name="P46"><text:span text:style-name="T144">R</text:span><text:span text:style-name="T2">echerche d’alliés, </text:span><text:span text:style-name="T146">mais relations tendus après la guerre contre Français et Indiens.</text:span></text:p>
      <text:p text:style-name="P46"><text:span text:style-name="T146"><text:tab/><text:tab/>→</text:span><text:span text:style-name="T147"> Commerce d’armes </text:span><text:span text:style-name="T148">&amp; Milices avec Lafayette </text:span></text:p>
      <text:p text:style-name="P46"><text:span text:style-name="T148"/></text:p>
      <text:p text:style-name="P47"><text:span text:style-name="T148">A</text:span><text:span text:style-name="T2">u début les résultats de l’armée américaine </text:span><text:span text:style-name="T149">se font battre, </text:span><text:span text:style-name="T150">au début les anglais ne combattent pas eux-même. </text:span><text:span text:style-name="T151">Hiver 1777 retraite miraculeuse et sauvetage de l’armée.<text:line-break/><text:line-break/></text:span><text:span text:style-name="T152">Octobre 1777, Saratoga, les troupes américaines ont une victoire, </text:span><text:span text:style-name="T153">première victoire tactique et militaire, et grosse défaite anglaise avec bcp de prisonniers, généraux et officiers.</text:span></text:p>
      <text:p text:style-name="P47"><text:span text:style-name="T153"/></text:p>
      <text:p text:style-name="P48"><text:span text:style-name="T154">Février</text:span><text:span text:style-name="T2"> 78 accord Franco-Américain </text:span><text:span text:style-name="T155">commerce, </text:span><text:span text:style-name="T158">amitié et défense. <text:line-break/></text:span><text:span text:style-name="T159">Les Espagnols rejoignent les Français, les Pays-Bas, </text:span><text:span text:style-name="T160">coalition internationale contre les anglais. </text:span><text:span text:style-name="T155"><text:s/><text:line-break/></text:span><text:span text:style-name="T156">Problème de perspective pour demain, </text:span><text:span text:style-name="T157">bcp de loyalistes. </text:span></text:p>
      <text:p text:style-name="P48"><text:span text:style-name="T157"/></text:p>
      <text:p text:style-name="P49"><text:span text:style-name="T157">B</text:span><text:span text:style-name="T2">ataille finale en 1781 à York Town, </text:span><text:span text:style-name="T161">défaite anglaise, traité de Paris de 1783 </text:span><text:span text:style-name="T162">3 septembre, traité de paix angleterre USA.</text:span></text:p>
      <text:p text:style-name="P65"><text:span text:style-name="T162">T</text:span><text:span text:style-name="T2">raité de Paris :</text:span></text:p>
      <text:p text:style-name="P50"><text:span text:style-name="T2">- Indépendance, liberté et souveraineté sur les treize États, </text:span><text:span text:style-name="T163">dans ce traité les colonies sont des États.</text:span></text:p>
      <text:p text:style-name="P50"><text:span text:style-name="T163">- </text:span><text:span text:style-name="T164">Angleterre cède les territoires qui vont de la Floride au Mississippi</text:span></text:p>
      <text:p text:style-name="P50"><text:span text:style-name="T164">- Angleterre rend la Floride à l’Espagne</text:span></text:p>
      <text:p text:style-name="P50"><text:span text:style-name="T164"/></text:p>
      <text:p text:style-name="P51"><text:span text:style-name="T164">D</text:span><text:span text:style-name="T2">onc 1783, nouveau pays de 13 États, congrès continental qui ne sait faire que la guerre et il faut faire la paix. →</text:span><text:span text:style-name="T165"> Urgence → Organisation politique et territoire USA, </text:span><text:span text:style-name="T166">et il faut faire vite car des conflits naissent entre les États. </text:span><text:span text:style-name="T167">À qui est la Terre, à qui la pa</text:span><text:span text:style-name="T168">yer ?<text:line-break/></text:span></text:p>
      <text:p text:style-name="P52"><text:span text:style-name="T168">1</text:span><text:span text:style-name="T2">787 charte Nord Ouest. </text:span><text:span text:style-name="T170">Les frontières s’arrêtent aux frontières de 1776, </text:span><text:span text:style-name="T171">les États abandonnent leurs revendications. </text:span><text:span text:style-name="T172">Découpage des territoires par le congrès, à partir de 60 000 on peut entrer dans le congrès. </text:span><text:span text:style-name="T173">Construction </text:span><text:span text:style-name="T176">USA</text:span><text:span text:style-name="T173"> avec la conquête des terres vers l’Ouest. </text:span><text:span text:style-name="T174">Frontières existent avant le peuplement.</text:span></text:p>
      <text:p text:style-name="P52"><text:span text:style-name="T174"/></text:p>
      <text:p text:style-name="P52"><text:span text:style-name="T174">→</text:span><text:span text:style-name="T175"> Création du Fédéralisme, </text:span><text:span text:style-name="T177">fédéralisme ou confédéralisme ?</text:span></text:p>
      <text:p text:style-name="P52"><text:span text:style-name="T177"><text:tab/></text:span><text:span text:style-name="T180">(1783 – 1787) </text:span><text:span text:style-name="T177">Pendant 4 ans on fait du confédéralisme et pendant 4 ans les États ne vont céder aucun privilèges<text:line-break/></text:span><text:span text:style-name="T178">Suite revendication Potoma</text:span><text:span text:style-name="T179">c</text:span><text:span text:style-name="T178"> entre Maryland et Virginie</text:span><text:span text:style-name="T181">, prêt à se faire la guerre, on cherche une hiérarchie politique, on propose d’invité tous les États à un congrès continental pour organiser le pouvoir politique des treize États. </text:span><text:span text:style-name="T182">Tous les États vont envoyés des représentants, </text:span><text:span text:style-name="T183">ils doivent trouver une organisation politique très rapidement. </text:span><text:span text:style-name="T184">Ils ont travaillé à huit clos.<text:line-break/></text:span><text:span text:style-name="T185">De là va sortir le fédéralisme </text:span><text:span text:style-name="T186">et la séparation des pouvoirs →</text:span><text:span text:style-name="T187"> Première constitution écrite de l’histoire. </text:span><text:span text:style-name="T188">(1786). <text:line-break/></text:span><text:span text:style-name="T189">Fédéralisme chaque État indépendant dans la limite de la constitution, et prend en compte chaque État sur la même valeur </text:span><text:span text:style-name="T190">(-→ Création de deux chambres, chambre représentants proportionnel à la taille des États et le sénat chaque États ont deux sénateurs). <text:line-break/></text:span><text:span text:style-name="T191">Par exemple pas la question de l’esclavage dans la constitution, </text:span><text:span text:style-name="T192">chaque État légifère. </text:span></text:p>
      <text:p text:style-name="P52"><text:span text:style-name="T192"/></text:p>
      <text:p text:style-name="P54"><text:span text:style-name="T192">1</text:span><text:span text:style-name="T2">789</text:span></text:p>
      <text:p text:style-name="P53"><text:span text:style-name="T192">M</text:span><text:span text:style-name="T2">ais comment ratifier ? Neuf États sur treize </text:span><text:span text:style-name="T194">dans un délais de 10 ans, </text:span><text:span text:style-name="T2">devant la ratifier pour quelle soit imposable à tous les États. </text:span><text:span text:style-name="T193">Tous la ratifie finalement, </text:span><text:span text:style-name="T195">mais Virginie et New York les deux plus puissants ne ratifient pas au début. Mais tous vont faire des remarques sur la constitution. </text:span><text:span text:style-name="T197">Tous ratifient en 1 an. </text:span><text:span text:style-name="T198">Remarque : On ne parle à aucun moment de droit individuels, </text:span><text:span text:style-name="T199">on accole donc très vite les douze premiers amendement à la constitutions. </text:span><text:span text:style-name="T200">Georges Washington est représentant. </text:span></text:p>
      <text:p text:style-name="P53"><text:span text:style-name="T200"/></text:p>
      <text:p text:style-name="P53"><text:span text:style-name="T201">Un congrès (deux chambres), et cours de Justice. </text:span><text:span text:style-name="T202">Dans chaque État deux chambres, un gouverneur élu pour 4 ans, et cour suprême → Copie par chaque État par la constitution, </text:span><text:span text:style-name="T203">chaque État indépendant. </text:span><text:span text:style-name="T196"><text:s/></text:span></text:p>
      <text:p text:style-name="P51"><text:span text:style-name="T168"><text:line-break/>→</text:span><text:span text:style-name="T204"> </text:span><text:span text:style-name="T169">Création d’un compromis</text:span><text:span text:style-name="T2"> </text:span></text:p>
      <text:p text:style-name="P51"><text:span text:style-name="T2"/></text:p>
      <text:p text:style-name="P51"><text:span text:style-name="T2"/></text:p>
      <text:p text:style-name="P66"><text:span text:style-name="T2">Esclavage pas interdit dans la constitution, </text:span><text:span text:style-name="T205">car moitié des États </text:span><text:span text:style-name="T206">font de l’esclavage et se sont les plus riches. </text:span><text:span text:style-name="T207">La constitution n’aborde pas les sujets qui fâchent. <text:line-break/></text:span></text:p>
      <text:p text:style-name="P55"><text:span text:style-name="T2">Opposition entre ceux qui veulent un pouvoir central très fort ou un pouvoir central très faible. </text:span></text:p>
      <text:p text:style-name="P55"><text:span text:style-name="T2"/></text:p>
      <text:p text:style-name="P56"><text:span text:style-name="T208">1803 </text:span><text:span text:style-name="T2">Napoléon – Jeferson aux USA</text:span></text:p>
      <text:p text:style-name="P56"><text:span text:style-name="T2"/></text:p>
      <text:p text:style-name="P57"><text:span text:style-name="T2">Jeferson reçoit une dépêche de l’ambassadeur de France qui veut vendre la Louisiane (75 millions de dollars). </text:span><text:span text:style-name="T209">La constitution ne permet pas d’acheter la Louisiane mais va passer outre. <text:line-break/></text:span><text:span text:style-name="T210">Comme c’est un président très décentralisateur ça passe. </text:span></text:p>
      <text:p text:style-name="P58"><text:span text:style-name="T210">2 </text:span><text:span text:style-name="T2">raisons pour la vente : éviter des conflits dans le monde </text:span><text:span text:style-name="T211">pour Napoléon, </text:span><text:span text:style-name="T212">les USA vont se retrouver seul face aux anglais au Canada et donc occuper les britanniques. </text:span></text:p>
      <text:p text:style-name="P58"><text:span text:style-name="T212"/></text:p>
      <text:p text:style-name="P59"><text:span text:style-name="T212">L</text:span><text:span text:style-name="T2">es américains vont devoir choisir entre l’Angleterre et la France, </text:span><text:span text:style-name="T213">pour l’instant ils ne prennent pas parti en Europe, </text:span><text:span text:style-name="T214">mais on demande aux hommes politique de prendre parti. <text:line-break/></text:span><text:span text:style-name="T215">Ils déclarent la guerre en 1812 à l’Angleterre, </text:span><text:span text:style-name="T216">seconde guerre d’indépendance </text:span><text:span text:style-name="T219">(fin 1814).</text:span></text:p>
      <text:p text:style-name="P62"><text:span text:style-name="T219">P</text:span><text:span text:style-name="T2">rétextes : </text:span><text:span text:style-name="T220">Liberté des mers pour le commerce (raison avouable), </text:span><text:span text:style-name="T218">attaquer le Canada </text:span><text:span text:style-name="T2">(raison inavouable).</text:span></text:p>
      <text:p text:style-name="P59"><text:span text:style-name="T216"/></text:p>
      <text:p text:style-name="P60"><text:span text:style-name="T216">1</text:span><text:span text:style-name="T2">000 hectare d’indépendance pour Washington en 1803, dans le district de Colombia entre le Maryland et </text:span><text:span text:style-name="T217">la </text:span><text:span text:style-name="T2">Virginie. </text:span></text:p>
      <text:p text:style-name="P60"><text:span text:style-name="T2"/></text:p>
      <text:p text:style-name="P61"><text:span text:style-name="T2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language="fr" fo:country="FR" officeooo:rsid="001adb96" officeooo:paragraph-rsid="001adb96"/>
    </style:style>
    <style:style style:name="MP2" style:family="paragraph" style:parent-style-name="Footer">
      <style:text-properties style:font-name="Times New Roman" fo:language="fr" fo:country="FR" officeooo:rsid="001adb96" officeooo:paragraph-rsid="001adb96"/>
    </style:style>
    <style:style style:name="MT1" style:family="text">
      <style:text-properties officeooo:rsid="001db8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Erwan Gesrel<text:tab/><text:tab/>Zone géographique : Amérique <text:span text:style-name="MT1">du Nord</text:span></text:p>
      </style:header>
      <style:footer>
        <text:p text:style-name="MP2"><text:date style:data-style-name="N37" text:date-value="2019-01-30T13:58:54.969896287" text:fixed="true">30/01/19</text:date><text:tab/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3:57:04.690028264</meta:creation-date>
    <meta:generator>LibreOffice/6.1.4.2$Linux_X86_64 LibreOffice_project/10$Build-2</meta:generator>
    <dc:date>2019-01-30T17:42:59.169395370</dc:date>
    <meta:editing-duration>PT3H43M23S</meta:editing-duration>
    <meta:editing-cycles>294</meta:editing-cycles>
    <meta:document-statistic meta:table-count="0" meta:image-count="0" meta:object-count="0" meta:page-count="6" meta:paragraph-count="99" meta:word-count="2046" meta:character-count="12786" meta:non-whitespace-character-count="10736"/>
  </office:meta>
</office:document-meta>
</file>